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9b71" officeooo:paragraph-rsid="00129b71"/>
    </style:style>
    <style:style style:name="P2" style:family="paragraph" style:parent-style-name="Header">
      <style:paragraph-properties fo:text-align="end" style:justify-single-word="false"/>
      <style:text-properties officeooo:rsid="00129b71" officeooo:paragraph-rsid="00129b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Patterns in Deadwood</text:p>
      <text:p text:style-name="P1"/>
      <text:p text:style-name="P1">The design patterns that we used in Deadwood included Model-View-Controller (MVC) and observer. The MVC design pattern was applicable because we had already developed our model in assignment two, and all we required for this next assignment was creating a GUI view. The observer design pattern was useful for updating the state of GUI components on the board. Our model and controller are more or less combined in our BoardViewManager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9b71" officeooo:paragraph-rsid="00129b7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red Jacobson</text:p>
        <text:p text:style-name="MP1">Kristopher Stew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6:25:45.841550491</meta:creation-date>
    <dc:date>2018-12-08T16:31:07.087335357</dc:date>
    <meta:editing-duration>PT5M21S</meta:editing-duration>
    <meta:editing-cycles>1</meta:editing-cycles>
    <meta:document-statistic meta:table-count="0" meta:image-count="0" meta:object-count="0" meta:page-count="1" meta:paragraph-count="4" meta:word-count="79" meta:character-count="500" meta:non-whitespace-character-count="425"/>
    <meta:generator>LibreOffice/5.1.6.2$Linux_X86_64 LibreOffice_project/10m0$Build-2</meta:generator>
  </office:meta>
</office:document-meta>
</file>